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7.3076in" table:align="margins"/>
    </style:style>
    <style:style style:name="Table1.A" style:family="table-column">
      <style:table-column-properties style:column-width="3.6535in" style:rel-column-width="32767*"/>
    </style:style>
    <style:style style:name="Table1.B" style:family="table-column">
      <style:table-column-properties style:column-width="3.6542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688in"/>
    </style:style>
    <style:style style:name="Table2" style:family="table">
      <style:table-properties style:width="7.3076in" table:align="margins"/>
    </style:style>
    <style:style style:name="Table2.A" style:family="table-column">
      <style:table-column-properties style:column-width="3.6535in" style:rel-column-width="32767*"/>
    </style:style>
    <style:style style:name="Table2.B" style:family="table-column">
      <style:table-column-properties style:column-width="3.6542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76in" table:align="margins"/>
    </style:style>
    <style:style style:name="Table3.A" style:family="table-column">
      <style:table-column-properties style:column-width="3.6535in" style:rel-column-width="32767*"/>
    </style:style>
    <style:style style:name="Table3.B" style:family="table-column">
      <style:table-column-properties style:column-width="3.6542in" style:rel-column-width="32768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3076in" table:align="margins"/>
    </style:style>
    <style:style style:name="Table4.A" style:family="table-column">
      <style:table-column-properties style:column-width="3.6535in" style:rel-column-width="32767*"/>
    </style:style>
    <style:style style:name="Table4.B" style:family="table-column">
      <style:table-column-properties style:column-width="3.6542in" style:rel-column-width="32768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3076in" table:align="margins"/>
    </style:style>
    <style:style style:name="Table5.A" style:family="table-column">
      <style:table-column-properties style:column-width="3.6535in" style:rel-column-width="32764*"/>
    </style:style>
    <style:style style:name="Table5.B" style:family="table-column">
      <style:table-column-properties style:column-width="3.6542in" style:rel-column-width="32771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076in" table:align="margins"/>
    </style:style>
    <style:style style:name="Table6.A" style:family="table-column">
      <style:table-column-properties style:column-width="3.6535in" style:rel-column-width="32767*"/>
    </style:style>
    <style:style style:name="Table6.B" style:family="table-column">
      <style:table-column-properties style:column-width="3.6542in" style:rel-column-width="32768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3076in" table:align="margins"/>
    </style:style>
    <style:style style:name="Table7.A" style:family="table-column">
      <style:table-column-properties style:column-width="0.9132in" style:rel-column-width="8191*"/>
    </style:style>
    <style:style style:name="Table7.H" style:family="table-column">
      <style:table-column-properties style:column-width="0.9139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none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3076in" table:align="margins"/>
    </style:style>
    <style:style style:name="Table8.A" style:family="table-column">
      <style:table-column-properties style:column-width="1.4618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3076in" table:align="margins"/>
    </style:style>
    <style:style style:name="Table9.A" style:family="table-column">
      <style:table-column-properties style:column-width="3.6535in" style:rel-column-width="32767*"/>
    </style:style>
    <style:style style:name="Table9.B" style:family="table-column">
      <style:table-column-properties style:column-width="3.6542in" style:rel-column-width="32768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3042in" table:align="left"/>
    </style:style>
    <style:style style:name="Table10.A" style:family="table-column">
      <style:table-column-properties style:column-width="0.7306in"/>
    </style:style>
    <style:style style:name="Table10.C" style:family="table-column">
      <style:table-column-properties style:column-width="1.1368in"/>
    </style:style>
    <style:style style:name="Table10.D" style:family="table-column">
      <style:table-column-properties style:column-width="0.7479in"/>
    </style:style>
    <style:style style:name="Table10.E" style:family="table-column">
      <style:table-column-properties style:column-width="0.6861in"/>
    </style:style>
    <style:style style:name="Table10.F" style:family="table-column">
      <style:table-column-properties style:column-width="1.5069in"/>
    </style:style>
    <style:style style:name="Table10.G" style:family="table-column">
      <style:table-column-properties style:column-width="0.8701in"/>
    </style:style>
    <style:style style:name="Table10.H" style:family="table-column">
      <style:table-column-properties style:column-width="0.895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2edc4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7a2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3bdea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12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6cbe8" style:font-size-asian="20pt" style:font-size-complex="20pt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ce18c" style:font-size-asian="20pt" style:font-size-complex="20pt"/>
    </style:style>
    <style:style style:name="P14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ce18c" style:font-size-asian="20pt" style:font-size-complex="20pt"/>
    </style:style>
    <style:style style:name="P15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16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italic" fo:font-weight="bold" officeooo:rsid="0042edc4" officeooo:paragraph-rsid="0042edc4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44f13e" officeooo:paragraph-rsid="0044f13e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2edc4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29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30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31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3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22pt" officeooo:rsid="0043bdea" officeooo:paragraph-rsid="0043bdea" style:font-size-asian="20pt" style:font-size-complex="20pt"/>
    </style:style>
    <style:style style:name="P44" style:family="paragraph" style:parent-style-name="Table_20_Contents">
      <style:paragraph-properties fo:text-align="start" style:justify-single-word="false"/>
      <style:text-properties fo:font-size="22pt" officeooo:rsid="0043bdea" officeooo:paragraph-rsid="0049a985" style:font-size-asian="20pt" style:font-size-complex="20pt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style="normal" fo:font-weight="normal" officeooo:rsid="004a9961" officeooo:paragraph-rsid="004a9961" style:font-size-asian="20pt" style:font-style-asian="normal" style:font-weight-asian="normal" style:font-size-complex="20pt" style:font-style-complex="normal" style:font-weight-complex="normal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officeooo:paragraph-rsid="0046cbe8" style:font-size-asian="20pt" style:font-size-complex="20pt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ce18c" style:font-size-asian="20pt" style:font-weight-asian="normal" style:font-size-complex="20pt" style:font-weight-complex="normal"/>
    </style:style>
    <style:style style:name="P5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6" style:family="paragraph" style:parent-style-name="Text_20_body">
      <style:paragraph-properties fo:margin-top="0in" fo:margin-bottom="0in" style:contextual-spacing="false" fo:text-align="end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5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8011b" style:font-size-asian="20pt" style:font-style-asian="italic" style:font-weight-asian="bold" style:font-size-complex="20pt" style:font-style-complex="italic" style:font-weight-complex="bold"/>
    </style:style>
    <style:style style:name="P5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a9961" style:font-size-asian="20pt" style:font-style-asian="italic" style:font-weight-asian="bold" style:font-size-complex="20pt" style:font-style-complex="italic" style:font-weight-complex="bold"/>
    </style:style>
    <style:style style:name="P6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6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20pt" officeooo:rsid="0043bdea" officeooo:paragraph-rsid="0044f13e" style:font-size-asian="20pt" style:font-size-complex="20pt"/>
    </style:style>
    <style:style style:name="P63" style:family="paragraph" style:parent-style-name="Table_20_Contents">
      <style:paragraph-properties fo:text-align="start" style:justify-single-word="false"/>
      <style:text-properties fo:font-size="20pt" officeooo:rsid="0043bdea" officeooo:paragraph-rsid="0049a985" style:font-size-asian="20pt" style:font-size-complex="20pt"/>
    </style:style>
    <style:style style:name="P64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6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6" style:family="paragraph" style:parent-style-name="Table_20_Contents">
      <style:paragraph-properties fo:text-align="center" style:justify-single-word="false"/>
      <style:text-properties fo:font-size="20pt" officeooo:rsid="004a9961" officeooo:paragraph-rsid="004a9961" style:font-size-asian="20pt" style:font-size-complex="20pt"/>
    </style:style>
    <style:style style:name="P67" style:family="paragraph" style:parent-style-name="Table_20_Contents">
      <style:paragraph-properties fo:text-align="center" style:justify-single-word="false"/>
      <style:text-properties fo:font-size="20pt" officeooo:rsid="004c77c1" officeooo:paragraph-rsid="004c77c1" style:font-size-asian="20pt" style:font-size-complex="20pt"/>
    </style:style>
    <style:style style:name="P68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7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71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3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normal" officeooo:rsid="0048011b" officeooo:paragraph-rsid="0046cbe8" style:font-size-asian="7pt" style:font-style-asian="italic" style:font-weight-asian="normal" style:font-size-complex="8pt" style:font-style-complex="italic" style:font-weight-complex="normal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bold" officeooo:rsid="004a9961" officeooo:paragraph-rsid="004a9961" style:font-size-asian="7pt" style:font-style-asian="italic" style:font-weight-asian="bold" style:font-size-complex="8pt" style:font-style-complex="italic" style:font-weight-complex="bold"/>
    </style:style>
    <style:style style:name="P79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80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81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82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83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84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85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86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87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88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89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90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91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92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93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4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5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6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8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100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101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102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103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104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105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106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7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8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110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111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11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13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14" style:family="paragraph" style:parent-style-name="Text_20_body" style:list-style-name="L27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6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7a2" officeooo:paragraph-rsid="0043b7a2" style:font-size-asian="20pt" style:font-style-asian="normal" style:font-weight-asian="normal" style:font-size-complex="20pt" style:font-style-complex="normal" style:font-weight-complex="normal"/>
    </style:style>
    <style:style style:name="P117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8" style:family="paragraph" style:parent-style-name="Text_20_body" style:list-style-name="L31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9" style:family="paragraph" style:parent-style-name="Text_20_body" style:list-style-name="L32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4f13e" officeooo:paragraph-rsid="0044f13e" style:font-size-asian="20pt" style:font-style-asian="normal" style:font-weight-asian="normal" style:font-size-complex="20pt" style:font-style-complex="normal" style:font-weight-complex="normal"/>
    </style:style>
    <style:style style:name="P120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2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3386b" style:font-size-asian="20pt" style:font-style-asian="normal" style:font-weight-asian="normal" style:font-size-complex="20pt" style:font-style-complex="normal" style:font-weight-complex="normal"/>
    </style:style>
    <style:style style:name="P12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24" style:family="paragraph" style:parent-style-name="Text_20_body" style:list-style-name="L3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8c862" style:font-size-asian="20pt" style:font-style-asian="normal" style:font-weight-asian="normal" style:font-size-complex="20pt" style:font-style-complex="normal" style:font-weight-complex="normal"/>
    </style:style>
    <style:style style:name="P126" style:family="paragraph" style:parent-style-name="Text_20_body" style:list-style-name="L43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3386b" style:font-size-asian="20pt" style:font-style-asian="normal" style:font-weight-asian="normal" style:font-size-complex="20pt" style:font-style-complex="normal" style:font-weight-complex="normal"/>
    </style:style>
    <style:style style:name="P127" style:family="paragraph" style:parent-style-name="Text_20_body" style:list-style-name="L43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8c862" style:font-size-asian="20pt" style:font-style-asian="normal" style:font-weight-asian="normal" style:font-size-complex="20pt" style:font-style-complex="normal" style:font-weight-complex="normal"/>
    </style:style>
    <style:style style:name="P1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29" style:family="paragraph" style:parent-style-name="Text_20_body" style:list-style-name="L4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6e13c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31" style:family="paragraph" style:parent-style-name="Text_20_body" style:list-style-name="L4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6e13c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a4480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3386b" officeooo:paragraph-rsid="005a4480" style:font-size-asian="20pt" style:font-style-asian="normal" style:font-weight-asian="bold" style:font-size-complex="20pt" style:font-style-complex="normal" style:font-weight-complex="bold"/>
    </style:style>
    <style:style style:name="P1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a4480" officeooo:paragraph-rsid="005a4480" style:font-size-asian="20pt" style:font-style-asian="normal" style:font-weight-asian="bold" style:font-size-complex="20pt" style:font-style-complex="normal" style:font-weight-complex="bold"/>
    </style:style>
    <style:style style:name="P135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36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137" style:family="paragraph" style:parent-style-name="Text_20_body" style:list-style-name="L34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38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3386b" style:font-size-asian="20pt" style:font-style-asian="italic" style:font-weight-asian="bold" style:font-size-complex="20pt" style:font-style-complex="italic" style:font-weight-complex="bold"/>
    </style:style>
    <style:style style:name="P1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8c862" style:font-size-asian="20pt" style:font-style-asian="italic" style:font-weight-asian="bold" style:font-size-complex="20pt" style:font-style-complex="italic" style:font-weight-complex="bold"/>
    </style:style>
    <style:style style:name="P1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a4480" style:font-size-asian="20pt" style:font-style-asian="italic" style:font-weight-asian="bold" style:font-size-complex="20pt" style:font-style-complex="italic" style:font-weight-complex="bold"/>
    </style:style>
    <style:style style:name="P14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1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4e8d0d" officeooo:paragraph-rsid="004e8d0d" style:font-size-asian="20pt" style:font-style-asian="italic" style:font-weight-asian="bold" style:font-size-complex="20pt" style:font-style-complex="italic" style:font-weight-complex="bold"/>
    </style:style>
    <style:style style:name="P1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1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46" style:family="paragraph" style:parent-style-name="Text_20_body" style:list-style-name="L35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47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48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49" style:family="paragraph" style:parent-style-name="Text_20_body" style:list-style-name="L37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50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51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normal" fo:font-weight="bold" officeooo:rsid="0053386b" officeooo:paragraph-rsid="0053386b" style:font-size-asian="20pt" style:font-style-asian="normal" style:font-weight-asian="bold" style:font-size-complex="20pt" style:font-style-complex="normal" style:font-weight-complex="bold"/>
    </style:style>
    <style:style style:name="P153" style:family="paragraph">
      <style:paragraph-properties fo:text-align="center"/>
    </style:style>
    <style:style style:name="P1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5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7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8" style:family="paragraph">
      <loext:graphic-properties draw:fill="none" draw:fill-color="#ffffff"/>
    </style:style>
    <style:style style:name="T1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33093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2444" style:font-weight-asian="normal" style:font-weight-complex="normal"/>
    </style:style>
    <style:style style:name="T9" style:family="text">
      <style:text-properties fo:font-weight="normal" officeooo:rsid="0043b7a2" style:font-weight-asian="normal" style:font-weight-complex="normal"/>
    </style:style>
    <style:style style:name="T10" style:family="text">
      <style:text-properties fo:font-weight="normal" officeooo:rsid="0049a985" style:font-weight-asian="normal" style:font-weight-complex="normal"/>
    </style:style>
    <style:style style:name="T11" style:family="text">
      <style:text-properties officeooo:rsid="00348589"/>
    </style:style>
    <style:style style:name="T12" style:family="text">
      <style:text-properties officeooo:rsid="0035a29c"/>
    </style:style>
    <style:style style:name="T13" style:family="text">
      <style:text-properties officeooo:rsid="0039040a"/>
    </style:style>
    <style:style style:name="T14" style:family="text">
      <style:text-properties fo:font-size="22pt"/>
    </style:style>
    <style:style style:name="T15" style:family="text">
      <style:text-properties fo:font-size="22pt" fo:font-style="italic" style:font-style-asian="italic" style:font-style-complex="italic"/>
    </style:style>
    <style:style style:name="T16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7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8" style:family="text">
      <style:text-properties officeooo:rsid="003ec0c0"/>
    </style:style>
    <style:style style:name="T19" style:family="text">
      <style:text-properties fo:font-size="24pt"/>
    </style:style>
    <style:style style:name="T20" style:family="text">
      <style:text-properties fo:font-size="24pt" officeooo:rsid="00199bcf"/>
    </style:style>
    <style:style style:name="T21" style:family="text">
      <style:text-properties fo:font-size="24pt" officeooo:rsid="00185ceb"/>
    </style:style>
    <style:style style:name="T22" style:family="text">
      <style:text-properties fo:font-size="24pt" officeooo:rsid="0041d754"/>
    </style:style>
    <style:style style:name="T23" style:family="text">
      <style:text-properties fo:font-size="24pt" officeooo:rsid="001d710d"/>
    </style:style>
    <style:style style:name="T24" style:family="text">
      <style:text-properties fo:font-size="24pt" officeooo:rsid="002156dc"/>
    </style:style>
    <style:style style:name="T25" style:family="text">
      <style:text-properties fo:font-size="24pt" fo:font-style="italic" fo:font-weight="normal" officeooo:rsid="00185ceb" style:font-style-asian="italic" style:font-weight-asian="normal" style:font-style-complex="italic" style:font-weight-complex="normal"/>
    </style:style>
    <style:style style:name="T26" style:family="text">
      <style:text-properties fo:font-size="24pt" fo:font-style="italic" fo:font-weight="normal" officeooo:rsid="0046cbe8" style:font-style-asian="italic" style:font-weight-asian="normal" style:font-style-complex="italic" style:font-weight-complex="normal"/>
    </style:style>
    <style:style style:name="T27" style:family="text">
      <style:text-properties fo:font-size="24pt" fo:font-style="italic" fo:font-weight="bold" officeooo:rsid="00185ceb" style:font-style-asian="italic" style:font-weight-asian="bold" style:font-style-complex="italic" style:font-weight-complex="bold"/>
    </style:style>
    <style:style style:name="T28" style:family="text">
      <style:text-properties fo:font-size="24pt" fo:font-style="italic" fo:font-weight="bold" officeooo:rsid="004ce18c" style:font-style-asian="italic" style:font-weight-asian="bold" style:font-style-complex="italic" style:font-weight-complex="bold"/>
    </style:style>
    <style:style style:name="T29" style:family="text">
      <style:text-properties fo:font-size="24pt" fo:font-style="italic" fo:font-weight="bold" officeooo:rsid="004e8d0d" style:font-style-asian="italic" style:font-weight-asian="bold" style:font-style-complex="italic" style:font-weight-complex="bold"/>
    </style:style>
    <style:style style:name="T30" style:family="text">
      <style:text-properties fo:font-size="24pt" fo:font-weight="normal" officeooo:rsid="00185ceb" style:font-weight-asian="normal" style:font-weight-complex="normal"/>
    </style:style>
    <style:style style:name="T31" style:family="text">
      <style:text-properties fo:font-size="24pt" fo:font-weight="normal" officeooo:rsid="004ce18c" style:font-weight-asian="normal" style:font-weight-complex="normal"/>
    </style:style>
    <style:style style:name="T32" style:family="text">
      <style:text-properties fo:font-size="24pt" officeooo:rsid="004e8d0d"/>
    </style:style>
    <style:style style:name="T33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4pt" fo:font-style="normal" style:font-style-asian="normal" style:font-style-complex="normal"/>
    </style:style>
    <style:style style:name="T35" style:family="text">
      <style:text-properties fo:font-size="24pt" officeooo:rsid="004ec3f5"/>
    </style:style>
    <style:style style:name="T36" style:family="text">
      <style:text-properties fo:font-size="24pt" officeooo:rsid="0051b7e2"/>
    </style:style>
    <style:style style:name="T37" style:family="text">
      <style:text-properties fo:font-size="28pt"/>
    </style:style>
    <style:style style:name="T38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39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40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41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42" style:family="text">
      <style:text-properties fo:font-size="28pt" fo:font-style="normal" officeooo:rsid="0046cbe8" style:font-style-asian="normal" style:font-style-complex="normal"/>
    </style:style>
    <style:style style:name="T43" style:family="text">
      <style:text-properties fo:font-size="28pt" fo:font-style="normal" officeooo:rsid="004ce18c" style:font-style-asian="normal" style:font-style-complex="normal"/>
    </style:style>
    <style:style style:name="T44" style:family="text">
      <style:text-properties fo:font-size="28pt" fo:font-weight="bold" style:font-weight-asian="bold" style:font-weight-complex="bold"/>
    </style:style>
    <style:style style:name="T45" style:family="text">
      <style:text-properties fo:font-size="28pt" officeooo:rsid="00402444"/>
    </style:style>
    <style:style style:name="T46" style:family="text">
      <style:text-properties fo:font-size="30pt"/>
    </style:style>
    <style:style style:name="T47" style:family="text">
      <style:text-properties fo:font-size="30pt" officeooo:rsid="00199bcf"/>
    </style:style>
    <style:style style:name="T48" style:family="text">
      <style:text-properties fo:font-size="30pt" officeooo:rsid="00185ceb"/>
    </style:style>
    <style:style style:name="T49" style:family="text">
      <style:text-properties fo:font-size="30pt" officeooo:rsid="0041d754"/>
    </style:style>
    <style:style style:name="T50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52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53" style:family="text">
      <style:text-properties officeooo:rsid="0043b7a2"/>
    </style:style>
    <style:style style:name="T54" style:family="text">
      <style:text-properties officeooo:rsid="0043bdea"/>
    </style:style>
    <style:style style:name="T55" style:family="text">
      <style:text-properties officeooo:rsid="0044f13e"/>
    </style:style>
    <style:style style:name="T56" style:family="text">
      <style:text-properties officeooo:rsid="0049a985"/>
    </style:style>
    <style:style style:name="T57" style:family="text">
      <style:text-properties officeooo:rsid="004a9961"/>
    </style:style>
    <style:style style:name="T58" style:family="text">
      <style:text-properties officeooo:rsid="004c77c1"/>
    </style:style>
    <style:style style:name="T59" style:family="text">
      <style:text-properties officeooo:rsid="0055b24f"/>
    </style:style>
    <style:style style:name="T60" style:family="text">
      <style:text-properties officeooo:rsid="0056e13c"/>
    </style:style>
    <style:style style:name="T61" style:family="text">
      <style:text-properties officeooo:rsid="0058c862"/>
    </style:style>
    <style:style style:name="T62" style:family="text">
      <style:text-properties officeooo:rsid="005a2889"/>
    </style:style>
    <style:style style:name="T63" style:family="text">
      <style:text-properties officeooo:rsid="005a4480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5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7">Pod</text:span><text:span text:style-name="T46">stawy rachunkowości (</text:span><text:span text:style-name="T48">wykłady</text:span><text:span text:style-name="T46">) </text:span><text:span text:style-name="T48">(2023/1</text:span><text:span text:style-name="T49">0</text:span><text:span text:style-name="T48">/11)</text:span></text:p>
      <text:p text:style-name="P17">Istota współczesnej rachunkowości, wykład 1</text:p>
      <text:p text:style-name="P23">Rachunkowość jest zarządzaniem finansów, jest potrzebną dla rozmów z finansystami.</text:p>
      <text:p text:style-name="P21">Literatura: </text:p>
      <text:list text:style-name="L1">
        <text:list-item>
          <text:p text:style-name="P79">Rachunkowość na tle rozwaiązań międzynarodowych (Difin, 2007)</text:p>
        </text:list-item>
        <text:list-item>
          <text:p text:style-name="P79">Rachunkowość. Zasady prowadzenia po przystąpieniu do UE.</text:p>
        </text:list-item>
        <text:list-item>
          <text:p text:style-name="P79">Wzorcowy wykaz kont. Komentarz do znowelizowaniej ustawy o rachunkowości</text:p>
        </text:list-item>
      </text:list>
      <text:p text:style-name="P21">Pojęcie rachunkowości:</text:p>
      <text:p text:style-name="P31">Rachunkowość to system gromadzenia I przetwarzania daych oraz prezentowania informacji ekonomiczno-finansowych.</text:p>
      <text:p text:style-name="P22">Współczesny podział rachunkowości:</text:p>
      <text:list text:style-name="L2">
        <text:list-item>
          <text:p text:style-name="P80">Teoria Rachunkowości</text:p>
        </text:list-item>
        <text:list-item>
          <text:p text:style-name="P80">Polityka Rachunkowości</text:p>
        </text:list-item>
        <text:list-item>
          <text:p text:style-name="P80">Praktyka Rachunkowości </text:p>
        </text:list-item>
      </text:list>
      <text:p text:style-name="P22">Rachunkowość stosowaną w praktyce można podzielić na:</text:p>
      <text:list text:style-name="L3">
        <text:list-item>
          <text:p text:style-name="P81">Rachunkowość finasowa</text:p>
        </text:list-item>
        <text:list-item>
          <text:p text:style-name="P81">Rachunkowość zarządcza</text:p>
        </text:list-item>
      </text:list>
      <text:p text:style-name="P22">Cechy rachunkowości:</text:p>
      <text:list text:style-name="L4">
        <text:list-item>
          <text:p text:style-name="P82">Wartościowe opisywanie procesów I operacji gospodarczych</text:p>
        </text:list-item>
        <text:list-item>
          <text:p text:style-name="P82">Stosowanie metody bilansowej</text:p>
        </text:list-item>
        <text:list-item>
          <text:p text:style-name="P82">Stosowanie reguły podwójnego zapisy</text:p>
        </text:list-item>
        <text:list-item>
          <text:p text:style-name="P82">Stosowanie KONTA</text:p>
        </text:list-item>
        <text:list-item>
          <text:p text:style-name="P82">Obowiązek udokumentowania zapisów stwierdzających fakt wystąpięnia operacji gospodarczej</text:p>
        </text:list-item>
        <text:list-item>
          <text:p text:style-name="P82">Weryfikacja zapisów za pomocą inwentaryzacji.</text:p>
        </text:list-item>
        <text:list-item>
          <text:p text:style-name="P82">Zachowanie ciągłości bilansowej, dzięki stosowaniu metody “od bilansu do bilansu”</text:p>
        </text:list-item>
      </text:list>
      <text:p text:style-name="P15"><text:span text:style-name="T20">Pod</text:span><text:span text:style-name="T19">stawy rachunkowości (</text:span><text:span text:style-name="T21">wykłady</text:span><text:span text:style-name="T19">) </text:span><text:span text:style-name="T21">(2023/1</text:span><text:span text:style-name="T22">0</text:span><text:span text:style-name="T21">/1</text:span><text:span text:style-name="T23">8</text:span><text:span text:style-name="T21">)</text:span></text:p>
      <text:p text:style-name="P70"><text:span text:style-name="T21">Z</text:span><text:span text:style-name="T19">akres Rachunkowości</text:span></text:p>
      <text:p text:style-name="P28">1. <text:span text:style-name="T3">Przyjęte zasady rachunkowości</text:span>:</text:p>
      <text:list text:style-name="L5">
        <text:list-item>
          <text:p text:style-name="P83">zakladowy plan kont</text:p>
        </text:list-item>
        <text:list-item>
          <text:p text:style-name="P83">wykaz stosowanych ksiąg rachunkowych</text:p>
        </text:list-item>
        <text:list-item>
          <text:p text:style-name="P83">dokumentacja systemu przetwarzania danych przy pomocy komputera</text:p>
        </text:list-item>
      </text:list>
      <text:p text:style-name="P28">2. <text:span text:style-name="T3">Prowadzenie ksiąg rachunkowych</text:span></text:p>
      <text:list text:style-name="L6">
        <text:list-item>
          <text:p text:style-name="P84">dziennik</text:p>
        </text:list-item>
        <text:list-item>
          <text:p text:style-name="P84">konta księgi głównej</text:p>
        </text:list-item>
        <text:list-item>
          <text:p text:style-name="P84">konta księgi pomocniczych</text:p>
        </text:list-item>
        <text:list-item>
          <text:p text:style-name="P85">wykaz składnikow aktywów I pasywów (inwentarz)</text:p>
        </text:list-item>
      </text:list>
      <text:p text:style-name="P29">3. <text:span text:style-name="T3">Inwentaryzacja</text:span>, czyli okresowe ustałanie I sprawdzanie stanów aktywów I pasywów</text:p>
      <text:p text:style-name="P29">4. <text:span text:style-name="T3">Wycena aktywów o pasyswów </text:span>oraz ustalanie wyniku finansowego</text:p>
      <text:p text:style-name="P29">5. <text:span text:style-name="T3">Sprorządzanie sprawodzań finansowych</text:span>:</text:p>
      <text:list text:style-name="L7">
        <text:list-item>
          <text:p text:style-name="P86">bilans</text:p>
        </text:list-item>
        <text:list-item>
          <text:p text:style-name="P86">rachunek zysków I strat</text:p>
        </text:list-item>
        <text:list-item>
          <text:p text:style-name="P86">informacja dadatkowa</text:p>
        </text:list-item>
        <text:list-item>
          <text:p text:style-name="P86">rachunek przepływów pieniężnych</text:p>
        </text:list-item>
      </text:list>
      <text:p text:style-name="P30">6. <text:span text:style-name="T3">Gromadzenia I przechowywanie dowodów księgowych I pozostałej dokumentacji</text:span>:</text:p>
      <text:list text:style-name="L8">
        <text:list-item>
          <text:p text:style-name="P87">dowody księgowe</text:p>
        </text:list-item>
        <text:list-item>
          <text:p text:style-name="P87">księgi rachunkowe</text:p>
        </text:list-item>
        <text:list-item>
          <text:p text:style-name="P87">dokumenty inwentaryzacyjne</text:p>
        </text:list-item>
        <text:list-item>
          <text:p text:style-name="P87">sprawozdania finansowe</text:p>
        </text:list-item>
      </text:list>
      <text:p text:style-name="P30">7. <text:span text:style-name="T3">Badanie I ogłaszenie </text:span>sprawozdań finansowych</text:p>
      <text:p text:style-name="P69"><text:span text:style-name="T24">Zasady </text:span><text:span text:style-name="T19">Rachunkowości:</text:span></text:p>
      <text:list text:style-name="L9">
        <text:list-item>
          <text:p text:style-name="P88">wiernego obrazy</text:p>
        </text:list-item>
        <text:list-item>
          <text:p text:style-name="P88">konynuacji działalności</text:p>
        </text:list-item>
        <text:list-item>
          <text:p text:style-name="P88">ciągłości</text:p>
        </text:list-item>
        <text:list-item>
          <text:p text:style-name="P88">memoralową</text:p>
        </text:list-item>
        <text:list-item>
          <text:p text:style-name="P88">ostrożnej wyceny</text:p>
        </text:list-item>
        <text:list-item>
          <text:p text:style-name="P88">współmierności</text:p>
        </text:list-item>
        <text:list-item>
          <text:p text:style-name="P89">istotności</text:p>
        </text:list-item>
        <text:list-item>
          <text:p text:style-name="P89">wyższości treści nad formą</text:p>
        </text:list-item>
        <text:list-item>
          <text:p text:style-name="P89">peryodyzacji</text:p>
        </text:list-item>
      </text:list>
      <text:p text:style-name="P92"><text:soft-page-break/><text:span text:style-name="T51">Podmiot </text:span><text:span text:style-name="T50">Rachunkowości:</text:span></text:p>
      <text:p text:style-name="P91">Podmiotami Rachunkowości są podmioty, które prowadzą rachunkowość niezależnie od tego, jakiego radzaju procesy gospodarcze w nuch występują.</text:p>
      <text:list text:style-name="L10">
        <text:list-item>
          <text:p text:style-name="P90">Spółki handlowe (osobowe/kapitalowe)</text:p>
        </text:list-item>
        <text:list-item>
          <text:p text:style-name="P90">Spółki cywilne</text:p>
        </text:list-item>
        <text:list-item>
          <text:p text:style-name="P90">Osysby fizyczne I Spółki cywilne osob fizycznych</text:p>
        </text:list-item>
        <text:list-item>
          <text:p text:style-name="P90">Jednostki organizacyjne na podstawie prawa bankowego/prawa o publicznym obrocie papierami wartościowymi I fundoszach powierhiczych, przepisów o funduszach onwestycyjnych, </text:p>
        </text:list-item>
        <text:list-item>
          <text:p text:style-name="P90">(--)</text:p>
        </text:list-item>
      </text:list>
      <text:p text:style-name="P6"><text:span text:style-name="T52">Struktura majątku jednostki</text:span><text:span text:style-name="T50">:</text:span></text:p>
      <text:p text:style-name="P73">Majątek jednostki</text:p>
      <text:p text:style-name="P72">Ujęcie rzeczowe aktywa <text:s text:c="25"/>Ujęcie rzeczowe pasywa</text:p>
      <text:p text:style-name="P5"><draw:frame text:anchor-type="paragraph" draw:z-index="0" draw:name="Text Frame 1" draw:style-name="gr5" draw:text-style-name="P158" svg:width="2.5496in" svg:height="4.5531in" svg:x="0.1335in" svg:y="0.1028in"><draw:text-box><text:p><text:span text:style-name="T69">Aktywa trwałe:</text:span></text:p><text:p/><text:p><text:span text:style-name="T69">* Wartości niematerialne I prawne</text:span></text:p><text:p><text:span text:style-name="T69">* Rzeczowe aktywa trwale</text:span></text:p><text:p><text:span text:style-name="T69">* Należności długoterminowe</text:span></text:p><text:p><text:span text:style-name="T69">* Inwestycje długoterminowe</text:span></text:p><text:p><text:span text:style-name="T69">* Długoterminowe rozliczenia międzyokresowe</text:span></text:p></draw:text-box></draw:frame></text:p>
      <text:p text:style-name="P5"/>
      <text:p text:style-name="P5"/>
      <text:p text:style-name="P5"/>
      <text:p text:style-name="P5"/>
      <text:p text:style-name="P5"/>
      <text:p text:style-name="P71"/>
      <text:p text:style-name="P1"><text:soft-page-break/>Operacje gospodarcze I ich udokumentowanie (25/10/2023)</text:p>
      <text:p text:style-name="P42"><text:span text:style-name="T3">Zdarzenia gospodarcze </text:span>stanowią wszystkie fakty, czynności I zjawiska dotyczące działakności gospodarczej podmiotu.</text:p>
      <text:p text:style-name="P42"><text:span text:style-name="T3">Operacje gospodarcze </text:span>to takie zdarzenia, które są wyrażone wartościowo I powodują zmiany w strukturze majątku firmy. <text:span text:style-name="T4">Operacje gospodarcze wywierają wpływ </text:span><text:span text:style-name="T5">zawsze na dwa </text:span><text:span text:style-name="T4">składniki majątkowe.</text:span></text:p>
      <text:list xml:id="list852256701" text:style-name="L11">
        <text:list-item>
          <text:p text:style-name="P96">Bilansowe (<text:span text:style-name="T7">maja wpływ na składniki bilansu</text:span>)</text:p>
        </text:list-item>
      </text:list>
      <text:list text:style-name="L12">
        <text:list-item>
          <text:list>
            <text:list-item>
              <text:p text:style-name="P97">Aktywne</text:p>
            </text:list-item>
            <text:list-item>
              <text:p text:style-name="P97">Pasywne</text:p>
            </text:list-item>
            <text:list-item>
              <text:p text:style-name="P97">Aktywno-pasywne</text:p>
            </text:list-item>
          </text:list>
        </text:list-item>
      </text:list>
      <text:list text:continue-list="list852256701" text:style-name="L11">
        <text:list-item>
          <text:p text:style-name="P96">Niebilansowe/<text:span text:style-name="T11">wynikowe</text:span> (<text:span text:style-name="T7">maja wpływ na efekty dzialalności firmy</text:span>)</text:p>
        </text:list-item>
      </text:list>
      <text:list text:style-name="L13">
        <text:list-item>
          <text:list>
            <text:list-item>
              <text:p text:style-name="P98">Kosztowe</text:p>
            </text:list-item>
            <text:list-item>
              <text:p text:style-name="P98">Przychodowe</text:p>
            </text:list-item>
          </text:list>
        </text:list-item>
      </text:list>
      <text:p text:style-name="P38">Operacje gospodarcze bilansowe:</text:p>
      <text:list text:style-name="L14">
        <text:list-item>
          <text:p text:style-name="P102"><text:span text:style-name="T12">A</text:span>ktywna (Jeden składnik aktywów zwiększa się, drugi zmniejsza się, a suma bilansowa pozostaje bez zmian (np. przekazano do kasy banku)</text:p>
        </text:list-item>
        <text:list-item>
          <text:p text:style-name="P102"><text:span text:style-name="T12">P</text:span>asywna (?? teorytyczny typ ??)</text:p>
        </text:list-item>
        <text:list-item>
          <text:p text:style-name="P102"><text:span text:style-name="T12">A</text:span>ktywno-pasywna zwiększająca sumę bilansową <text:span text:style-name="T12">(</text:span>obydwa składniki zwiększają się, i suma bilansowa też się zwiększa (np. zaciągnięto kredyt bankowy, który wpłynął na rachunek bankowy<text:span text:style-name="T12">)</text:span></text:p>
          <text:p text:style-name="P102">(A1 + (A2 + Q) + … + An = (P1 + Q) + P2 + … + Pn)</text:p>
        </text:list-item>
        <text:list-item>
          <text:p text:style-name="P102"><text:span text:style-name="T12">A</text:span>ktywno-pasywna zmniejszająca sumę bilansową (Operacja powoduje zminawy w jednym skladniku aktywów i w drugim skladniku pasywów<text:span text:style-name="T12">)</text:span></text:p>
        </text:list-item>
      </text:list>
      <text:p text:style-name="P40"/>
      <text:p text:style-name="P38">Operacje gospodarcze wynikowe <text:span text:style-name="T7">mają wpływ na efekty działalności firmy.</text:span></text:p>
      <text:p text:style-name="P37"><text:soft-page-break/>Dowód księgowy <text:span text:style-name="T7">to pisemnie stwierdzenie dokonania operacji gospodarczej sporządzone w określonej formie i w ujęciu wartościowym, podlegające ewidencji księgowej.</text:span></text:p>
      <text:p text:style-name="P27">Podział dowodów według kryterium rodzajów operacji gospodarczych </text:p>
      <text:p text:style-name="P34">Dowody operacji pieniężnych – bankowe <text:span text:style-name="T7">(bezgotówkowe):</text:span></text:p>
      <text:list text:style-name="L15">
        <text:list-item>
          <text:p text:style-name="P103">polecenie przelewu</text:p>
        </text:list-item>
        <text:list-item>
          <text:p text:style-name="P103">bankowy dowód wpłaty</text:p>
        </text:list-item>
        <text:list-item>
          <text:p text:style-name="P103">wyciąg bankowy</text:p>
        </text:list-item>
      </text:list>
      <text:p text:style-name="P74"><text:span text:style-name="T16">Dowody operacji pieniężnych – kasowe </text:span><text:span text:style-name="T17">(gotówkowe):</text:span></text:p>
      <text:list text:style-name="L16">
        <text:list-item>
          <text:p text:style-name="P104">kasa przyjmuje (KP)</text:p>
        </text:list-item>
        <text:list-item>
          <text:p text:style-name="P104">kasa wypłaca (KW)</text:p>
        </text:list-item>
        <text:list-item>
          <text:p text:style-name="P104">czeki gotówkowe</text:p>
        </text:list-item>
        <text:list-item>
          <text:p text:style-name="P104">raport kasowy (RK)</text:p>
        </text:list-item>
      </text:list>
      <text:p text:style-name="P36">Dowody materialowe (magazynowe):</text:p>
      <text:list text:style-name="L17">
        <text:list-item>
          <text:p text:style-name="P105">dowód przyjęcia z zewnątrz (Pz)</text:p>
        </text:list-item>
        <text:list-item>
          <text:p text:style-name="P105">dowód wydania na zewnątrz (Wz)</text:p>
        </text:list-item>
        <text:list-item>
          <text:p text:style-name="P105">dowód wydania wewnętrznego (Rw)</text:p>
        </text:list-item>
        <text:list-item>
          <text:p text:style-name="P105">zwrot wewnętrzny (Zw)</text:p>
        </text:list-item>
        <text:list-item>
          <text:p text:style-name="P105">przesunięcua międzymagazynowe (Mm)</text:p>
        </text:list-item>
      </text:list>
      <text:p text:style-name="P35">Dowody <text:span text:style-name="T13">zakupy/sprzedaży:</text:span></text:p>
      <text:list text:style-name="L18">
        <text:list-item>
          <text:p text:style-name="P106">Faktura VAT</text:p>
        </text:list-item>
        <text:list-item>
          <text:p text:style-name="P106">Faktura korygująca VAT</text:p>
        </text:list-item>
      </text:list>
      <text:p text:style-name="P33">Dowody placowe i rozliczeń z pracownikami:</text:p>
      <text:list text:style-name="L19">
        <text:list-item>
          <text:p text:style-name="P107">lista płac (Lp)</text:p>
        </text:list-item>
        <text:list-item>
          <text:p text:style-name="P107">rozliczenie zaliczki</text:p>
        </text:list-item>
        <text:list-item>
          <text:p text:style-name="P107">rachunek kosztów podróży słuzbowych</text:p>
        </text:list-item>
      </text:list>
      <text:p text:style-name="P32">Dowody stanu i ruchu środków trwałych:</text:p>
      <text:list text:style-name="L20">
        <text:list-item>
          <text:p text:style-name="P108">Przyjęcie środków trwałych (OT)</text:p>
        </text:list-item>
        <text:list-item>
          <text:p text:style-name="P108">Przekazanie środków trwałych (PT)</text:p>
        </text:list-item>
        <text:list-item>
          <text:p text:style-name="P108">likwidacja środków trwałych</text:p>
          <text:p text:style-name="P99">Inne:</text:p>
        </text:list-item>
        <text:list-item>
          <text:p text:style-name="P109">Polecenie księgowania (Pk)</text:p>
        </text:list-item>
        <text:list-item>
          <text:p text:style-name="P109">nota księgowa</text:p>
        </text:list-item>
      </text:list>
      <text:p text:style-name="P11"><text:soft-page-break/><text:span text:style-name="T40">Opracowanie </text:span><text:span text:style-name="T41">dowodów księgowych </text:span><text:span text:style-name="T38">(2023/11/</text:span><text:span text:style-name="T39">8</text:span><text:span text:style-name="T38">)</text:span></text:p>
      <text:p text:style-name="P68"/>
      <text:p text:style-name="P4">Opracowanie dowodów księgowych <text:span text:style-name="T8">determinuje drogę tych dowodów od chwili sporządzenia lub wpływu do podmiotu aż do momentu ich dekretacji przekazania do zaksięgowania i złożenia archiwium</text:span></text:p>
      <text:p text:style-name="P2">Etapy opracowania dowodów księgowych</text:p>
      <text:list text:style-name="L21">
        <text:list-item>
          <text:p text:style-name="P93">Kontrola</text:p>
        </text:list-item>
        <text:list-item>
          <text:p text:style-name="P94">Dekretacja</text:p>
        </text:list-item>
        <text:list-item>
          <text:p text:style-name="P94">Segregacja</text:p>
        </text:list-item>
        <text:list-item>
          <text:p text:style-name="P94">Numerowanie</text:p>
          <text:p text:style-name="P95">Kontrola <text:span text:style-name="T7">dowodów księgowych polega na zprawdzeniu dowodów księgowych pod wzgłędem </text:span>merytorycznym, formalnym <text:span text:style-name="T7">i </text:span>rachunkowym.</text:p>
        </text:list-item>
      </text:list>
      <text:p text:style-name="P51"><text:span text:style-name="T44">Dekretacja </text:span><text:span text:style-name="T37">polega na </text:span><text:span text:style-name="T45">podaniu właściwych numerów kont</text:span></text:p>
      <text:p text:style-name="P51"><text:span text:style-name="T44">Segregacja </text:span><text:span text:style-name="T37">dowodów księgowych polega na podziale dowodów księgowych na jednorodne grupy rodzajowe (np. dokumenty kasowe, bankowe materiałowe), albo według urządzeń księgowych (rejestry).</text:span></text:p>
      <text:p text:style-name="P51"><text:span text:style-name="T44">Numerowanie </text:span><text:span text:style-name="T37">dowodów księgowych polkega na nadaniu dowodóm księgowym numerów, pod którymi zostaną one zaewidencjonowane.</text:span></text:p>
      <text:p text:style-name="P20"/>
      <text:p text:style-name="P3">Ewidencja operacji gospodarczej <text:s/><text:span text:style-name="T15">(15/11/2023)</text:span></text:p>
      <text:p text:style-name="P39">Konto księgowe <text:span text:style-name="T7">to urządzenie ewidencujne służące do bieżącego ujmowania operacji gospodarczych w ujęciu wartościowym.</text:span></text:p>
      <text:p text:style-name="P39">Elementy konta:</text:p>
      <text:list text:style-name="L22">
        <text:list-item>
          <text:p text:style-name="P100">symbol i nazwa <text:span text:style-name="T7">nadania mu w zakładowym planie kont</text:span></text:p>
        </text:list-item>
        <text:list-item>
          <text:p text:style-name="P100">dwie przeciwstawne strony:</text:p>
        </text:list-item>
      </text:list>
      <text:list text:style-name="L23">
        <text:list-item>
          <text:list>
            <text:list-item>
              <text:p text:style-name="P101"><text:s/>„Winien” <text:span text:style-name="T7">(Wn) lub </text:span>„Debet” <text:span text:style-name="T7">(Dt)</text:span></text:p>
            </text:list-item>
            <text:list-item>
              <text:p text:style-name="P101"><draw:custom-shape text:anchor-type="paragraph" draw:z-index="1" draw:name="Shape 1" draw:style-name="gr4" draw:text-style-name="P157" svg:width="5.5835in" svg:height="2.1323in" svg:x="0.6965in" svg:y="0.739in"><text:p text:style-name="P156"><text:span text:style-name="T66">Wn</text:span><text:span text:style-name="T67"> (</text:span><text:span text:style-name="T68">Dt</text:span><text:span text:style-name="T67">) %nazwa konta% (</text:span><text:span text:style-name="T68">Ct</text:span><text:span text:style-name="T67">) </text:span><text:span text:style-name="T66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153" svg:x1="0.7028in" svg:y1="1.0638in" svg:x2="6.2862in" svg:y2="1.0638in"><text:p/></draw:line><draw:line text:anchor-type="paragraph" draw:z-index="3" draw:name="Vertical line 1" draw:style-name="gr2" draw:text-style-name="P153" svg:x1="3.4154in" svg:y1="2.889in" svg:x2="3.4154in" svg:y2="1.0063in"><text:p/></draw:line><text:s/>„Ma” <text:span text:style-name="T7">lub </text:span>„Credit” <text:span text:style-name="T7">(Ct)</text:span>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Etapy funkcjonowania konta księgowego</text:p>
      <text:p text:style-name="P45">Założenie→Otwarcie→Księgowanie operacji → Zamknięcie</text:p>
      <text:p text:style-name="P26">Założenie:</text:p>
      <text:p text:style-name="P45">Wpisanie jego nazwy (która określa jego treść ekonomiczną) oraz symbołu cyfrowego z zakładowego planu kont.</text:p>
      <text:p text:style-name="P26">Otwarcie:</text:p>
      <text:p text:style-name="P45">Zaksięgowanie stanu początkowego („Sp”) z bilansu otwarcia (BO), a jeżeli dany składnik nie występuje w bilansie otwarcia, to zaksięhowanie pierwszej związanej z num operacji gospodarczej.</text:p>
      <text:p text:style-name="P26">Księgowanie operacji:</text:p>
      <text:p text:style-name="P45">Dokonywanie zapisów operacji gospodarczych, uwzględnuające:</text:p>
      <text:list text:style-name="L24">
        <text:list-item>
          <text:p text:style-name="P110"><text:s/>datę operacji gospodarczej</text:p>
        </text:list-item>
        <text:list-item>
          <text:p text:style-name="P110"><text:s/>numer i symbol dowodu księgowego dokumentającego daną operację gospodarczą</text:p>
        </text:list-item>
        <text:list-item>
          <text:p text:style-name="P110"><text:s/>krótką treść charakteryzującą daną operację gospodarczą</text:p>
        </text:list-item>
        <text:list-item>
          <text:p text:style-name="P111"><text:s/>wartość (kwotę) tej operacji gospodarcz<text:span text:style-name="T18">ej</text:span></text:p>
        </text:list-item>
        <text:list-item>
          <text:p text:style-name="P110"><text:s/>numer ewidencujny</text:p>
        </text:list-item>
      </text:list>
      <text:p text:style-name="P26"><text:soft-page-break/>Zamknięcie:</text:p>
      <text:p text:style-name="P46">Podsumowanie stron konta i ustałenie sałda końcowego („Sk”)</text:p>
      <text:list text:style-name="L25">
        <text:list-item>
          <text:p text:style-name="P112"><text:span text:style-name="T3"><text:s/>ustałanie obrótów konta </text:span>(podsumowanie obu stron konta)</text:p>
        </text:list-item>
        <text:list-item>
          <text:p text:style-name="P112"><text:s/><text:span text:style-name="T3">ustałanie salda końcowego </text:span>(różnicy pomiędzy obrotami)</text:p>
        </text:list-item>
        <text:list-item>
          <text:p text:style-name="P112"><text:s/><text:span text:style-name="T3">zapisanie salda końcowego </text:span>na stronie wykazującej mniejszą sumę (łaczne kwoty po obu stronach konta stają się równe)</text:p>
        </text:list-item>
        <text:list-item>
          <text:p text:style-name="P142"><text:span text:style-name="T1"><text:s/></text:span><text:span text:style-name="T2">dwuktotnym podkreśleniiu </text:span><text:span text:style-name="T1">zrównoważonych obrotów konta</text:span></text:p>
        </text:list-item>
      </text:list>
      <text:p text:style-name="P26"/>
      <text:p text:style-name="P24">Reguła podwójnego zapisu:</text:p>
      <text:p text:style-name="P46">Każda operacja gospodarcza musi być księgowana zawsze:</text:p>
      <text:list text:style-name="L26">
        <text:list-item>
          <text:p text:style-name="P113">na dwóch kontach</text:p>
        </text:list-item>
        <text:list-item>
          <text:p text:style-name="P113">po przeciwnych stronach dwóch kont („Wn” na jednym, „Ma” na drugim)</text:p>
        </text:list-item>
        <text:list-item>
          <text:p text:style-name="P113">w identycznej wartości na obu kontach</text:p>
        </text:list-item>
      </text:list>
      <text:p text:style-name="P24">Zapis prosty:</text:p>
      <text:p text:style-name="P24"/>
      <text:p text:style-name="P24"><draw:line text:anchor-type="paragraph" draw:z-index="5" draw:name="Horizontal line 3" draw:style-name="gr3" draw:text-style-name="P155" svg:x1="-0.185in" svg:y1="-0.0228in" svg:x2="2.3406in" svg:y2="-0.0228in"><text:p text:style-name="P154"><text:span text:style-name="T64">Sprzedaż produktów</text:span></text:p></draw:line><draw:line text:anchor-type="paragraph" draw:z-index="6" draw:name="Horizontal line 5" draw:style-name="gr3" draw:text-style-name="P155" svg:x1="4.0283in" svg:y1="0.0157in" svg:x2="6.5539in" svg:y2="0.0157in"><text:p text:style-name="P154"><text:span text:style-name="T65">Rozrachunki z odbiorcami</text:span></text:p></draw:line><draw:line text:anchor-type="paragraph" draw:z-index="4" draw:name="Vertical line 2" draw:style-name="gr2" draw:text-style-name="P153" svg:x1="0.9106in" svg:y1="-0.0228in" svg:x2="0.9106in" svg:y2="1.6437in"><text:p/></draw:line><draw:line text:anchor-type="paragraph" draw:z-index="9" draw:name="Vertical line 4" draw:style-name="gr2" draw:text-style-name="P153" svg:x1="5.315in" svg:y1="0.0161in" svg:x2="5.315in" svg:y2="1.6827in"><text:p/></draw:line></text:p>
      <text:p text:style-name="P24"/>
      <text:p text:style-name="P25"/>
      <text:p text:style-name="P25"><draw:line text:anchor-type="paragraph" draw:z-index="8" draw:name="Horizontal line 6" draw:style-name="gr3" draw:text-style-name="P155" svg:x1="1.7894in" svg:y1="0.3071in" svg:x2="4.315in" svg:y2="0.3071in"><text:p text:style-name="P154"><text:span text:style-name="T64">Rozrachunki z </text:span><text:span text:style-name="T64">tytułu VAT</text:span></text:p></draw:line><draw:line text:anchor-type="paragraph" draw:z-index="7" draw:name="Vertical line 3" draw:style-name="gr2" draw:text-style-name="P153" svg:x1="3.0201in" svg:y1="0.3071in" svg:x2="3.0201in" svg:y2="1.9736in"><text:p/></draw:line></text:p>
      <text:p text:style-name="P25"/>
      <text:p text:style-name="P25"><draw:line text:anchor-type="paragraph" draw:z-index="10" draw:name="Horizontal line 7" draw:style-name="gr1" draw:text-style-name="P153" svg:x1="4.0327in" svg:y1="0.1142in" svg:x2="2.9555in" svg:y2="0.1142in"><text:p/></draw:line></text:p>
      <text:p text:style-name="P25"/>
      <text:p text:style-name="P25"/>
      <text:p text:style-name="P18">Klasyfikacja kont: <text:s text:c="20"/><text:span text:style-name="T9">(22/11/2023)</text:span></text:p>
      <text:p text:style-name="P7">Powiązanie z bilansem i procesem działalności:</text:p>
      <text:list text:style-name="L27">
        <text:list-item>
          <text:p text:style-name="P114">konta bilansowe • konta wynikowe • konta pozabilansowe</text:p>
        </text:list-item>
      </text:list>
      <text:p text:style-name="P7">Kryterium bilansowe:</text:p>
      <text:list text:style-name="L28">
        <text:list-item>
          <text:p text:style-name="P115">konta aktywów • konta pasywów • konta aktywo-pasywne</text:p>
        </text:list-item>
      </text:list>
      <text:p text:style-name="P8">Kryterium <text:span text:style-name="T53">wynikowe</text:span>:</text:p>
      <text:list text:style-name="L29">
        <text:list-item>
          <text:p text:style-name="P116">konta kosztów • konta przychodów</text:p>
        </text:list-item>
      </text:list>
      <text:p text:style-name="P9">Kryterium <text:span text:style-name="T54">współzależności kont</text:span>:</text:p>
      <text:list text:style-name="L30">
        <text:list-item>
          <text:p text:style-name="P117">konta podstawowe (główne) </text:p>
        </text:list-item>
        <text:list-item>
          <text:p text:style-name="P117">konta pomocnicze (korygujące)</text:p>
        </text:list-item>
      </text:list>
      <text:p text:style-name="P9">Kryterium <text:span text:style-name="T54">szczegółowości kont:</text:span></text:p>
      <text:list text:style-name="L31">
        <text:list-item>
          <text:p text:style-name="P118">konta syntetyczne (księgi głównej)</text:p>
        </text:list-item>
        <text:list-item>
          <text:p text:style-name="P118">konta analityczne (ksiąg pomocniczych)</text:p>
        </text:list-item>
      </text:list>
      <text:p text:style-name="P10">Funkcjonowanie kont aktywów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4">Winien <text:s text:c="13"/>Konto Aktywne <text:s text:c="37"/>Ma</text:p>
          </table:table-cell>
          <table:covered-table-cell/>
        </table:table-row>
        <table:table-row>
          <table:table-cell table:style-name="Table1.A2" office:value-type="string">
            <text:p text:style-name="P43">Sadło początkowe </text:p>
            <text:p text:style-name="P43">Zwiększenia (+)</text:p>
          </table:table-cell>
          <table:table-cell table:style-name="Table1.B2" office:value-type="string">
            <text:p text:style-name="P43"/>
            <text:p text:style-name="P43">Zmniejszenia (-)</text:p>
          </table:table-cell>
        </table:table-row>
        <table:table-row>
          <table:table-cell table:style-name="Table1.A2" office:value-type="string">
            <text:p text:style-name="P43">Obroty debetowe</text:p>
          </table:table-cell>
          <table:table-cell table:style-name="Table1.B2" office:value-type="string">
            <text:p text:style-name="P43">Obroty kredytowe</text:p>
            <text:p text:style-name="P43">Sałdo końcowe (Dt)</text:p>
          </table:table-cell>
        </table:table-row>
        <table:table-row table:style-name="Table1.4">
          <table:table-cell table:style-name="Table1.B2" table:number-columns-spanned="2" office:value-type="string">
            <text:p text:style-name="P43">Obroty konta <text:s text:c="16"/>= <text:s text:c="17"/>Obroty konta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3">Winien <text:s text:c="22"/>Konto <text:span text:style-name="T55">Pasywne</text:span> <text:s text:c="13"/><text:span text:style-name="T14"><text:s text:c="22"/></text:span>Ma</text:p>
          </table:table-cell>
          <table:covered-table-cell/>
        </table:table-row>
        <table:table-row>
          <table:table-cell table:style-name="Table2.A2" office:value-type="string">
            <text:p text:style-name="P62">Zmniejszenia (-)</text:p>
          </table:table-cell>
          <table:table-cell table:style-name="Table2.B2" office:value-type="string">
            <text:p text:style-name="P62">Sadło początkowe </text:p>
            <text:p text:style-name="P62">Zwiększenia (+)</text:p>
          </table:table-cell>
        </table:table-row>
        <table:table-row>
          <table:table-cell table:style-name="Table2.A2" office:value-type="string">
            <text:p text:style-name="P62">Obroty kredytowe</text:p>
            <text:p text:style-name="P62">Sałdo końcowe (Dt)</text:p>
          </table:table-cell>
          <table:table-cell table:style-name="Table2.B2" office:value-type="string">
            <text:p text:style-name="P62">Obroty debetowe</text:p>
          </table:table-cell>
        </table:table-row>
        <table:table-row>
          <table:table-cell table:style-name="Table2.B2" table:number-columns-spanned="2" office:value-type="string">
            <text:p text:style-name="P62">Obroty konta <text:s text:c="16"/>= <text:s text:c="17"/>Obroty konta</text:p>
          </table:table-cell>
          <table:covered-table-cell/>
        </table:table-row>
      </table:table>
      <text:p text:style-name="P19">Zestawienie obrotów i sald</text:p>
      <text:p text:style-name="P49"><text:span text:style-name="T10">J</text:span><text:span text:style-name="T7">est instrumentem kontroli poprawności księgowań oraz dostarczania danych do sporządzenia bilansu końcowego (bilansu zamknięcia).</text:span></text:p>
      <text:p text:style-name="P49">Metody poprawiania blędów księgowych</text:p>
      <text:list text:style-name="L32">
        <text:list-item>
          <text:p text:style-name="P119">Skreślenie</text:p>
        </text:list-item>
        <text:list-item>
          <text:p text:style-name="P119">Storno</text:p>
          <text:list>
            <text:list-item>
              <text:p text:style-name="P119">czarne <text:span text:style-name="T56">(</text:span>częściowe/zupełne<text:span text:style-name="T56">)</text:span></text:p>
            </text:list-item>
            <text:list-item>
              <text:p text:style-name="P119">czerwone</text:p>
            </text:list-item>
          </text:list>
        </text:list-item>
      </text:list>
      <text:p text:style-name="P12"><text:span text:style-name="T42">Konta księgi główniej i pomocnyczych </text:span><text:span text:style-name="T25">(2023/1</text:span><text:span text:style-name="T26">2</text:span><text:span text:style-name="T25">/</text:span><text:span text:style-name="T26">20</text:span><text:span text:style-name="T25">)</text:span></text:p>
      <text:p text:style-name="P7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5">Środki trwałe</text:p>
          </table:table-cell>
          <table:covered-table-cell/>
        </table:table-row>
        <table:table-row>
          <table:table-cell table:style-name="Table3.A2" office:value-type="string">
            <text:p text:style-name="P55">Budynki</text:p>
            <text:p text:style-name="P55">Maszyny</text:p>
            <text:p text:style-name="P55">Grunty</text:p>
          </table:table-cell>
          <table:table-cell table:style-name="Table3.B2" office:value-type="string">
            <text:p text:style-name="P55">100 000</text:p>
            <text:p text:style-name="P55">50 000</text:p>
            <text:p text:style-name="P55">20 000</text:p>
          </table:table-cell>
        </table:table-row>
        <table:table-row>
          <table:table-cell table:style-name="Table3.B2" table:number-columns-spanned="2" office:value-type="string">
            <text:p text:style-name="P56">170 000 <text:s text:c="14"/></text:p>
          </table:table-cell>
          <table:covered-table-cell/>
        </table:table-row>
      </table:table>
      <text:p text:style-name="P52"/>
      <text:p text:style-name="P53"><text:span text:style-name="T6">Konta syntetyczne </text:span>(księgi głównej) są konta na któtych zapisy prowadzi w sposób ogółny (np. konto „Środki trwałe”), z zapisów na tym koncie otrzymujemy informacje od wszystkich środków trwałych na koncie.</text:p>
      <text:p text:style-name="P7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5">Wn <text:s text:c="23"/>Środki trwałe <text:s text:c="23"/>Ma</text:p>
          </table:table-cell>
          <table:covered-table-cell/>
        </table:table-row>
        <table:table-row>
          <table:table-cell table:style-name="Table4.A2" office:value-type="string">
            <text:p text:style-name="P55">Sp. 170 000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B2" table:number-columns-spanned="2" office:value-type="string">
            <text:p text:style-name="P56"/>
          </table:table-cell>
          <table:covered-table-cell/>
        </table:table-row>
      </table:table>
      <text:p text:style-name="P75"/>
      <text:p text:style-name="P53"><text:span text:style-name="T6">Konta ksiąg pomocnyczych </text:span>uszczegłowiają zapisy na kontach księgi główniej, np. do konta „Środki trwałe” można otworzyć konta ksiąg pomocnyczych takie jak „Budynki”, „Maszyny”, „Grunty”. </text:p>
      <text:p text:style-name="P7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5">Wn <text:s text:c="23"/>Budynki <text:s text:c="23"/>Ma</text:p>
          </table:table-cell>
          <table:covered-table-cell/>
        </table:table-row>
        <table:table-row>
          <table:table-cell table:style-name="Table5.A2" office:value-type="string">
            <text:p text:style-name="P55">Sp. 100 000</text:p>
          </table:table-cell>
          <table:table-cell table:style-name="Table5.B2" office:value-type="string">
            <text:p text:style-name="P55"/>
          </table:table-cell>
        </table:table-row>
        <table:table-row>
          <table:table-cell table:style-name="Table5.B2" table:number-columns-spanned="2" office:value-type="string">
            <text:p text:style-name="P56"/>
          </table:table-cell>
          <table:covered-table-cell/>
        </table:table-row>
      </table:table>
      <text:p text:style-name="P76"/>
      <text:p text:style-name="P58">Zasady funkcjonowania syntetyki i analityki:</text:p>
      <text:list text:style-name="L33">
        <text:list-item>
          <text:p text:style-name="P135"><text:span text:style-name="T3">Sumowane stany początkowe</text:span> kont analitycznych <text:span text:style-name="T3">muszą się równać stanowi początkowemu</text:span> na koncie sytetycznym</text:p>
        </text:list-item>
        <text:list-item>
          <text:p text:style-name="P136">Występuje tzw. <text:span text:style-name="T3">zapis powtórzony</text:span>, który <text:span text:style-name="T3">polega na zaksięgowaniu operacji gospodarczej na koncie syntetycznym i analitycznym w tej samej kwocie i samej stronie konta księgowego.</text:span></text:p>
        </text:list-item>
        <text:list-item>
          <text:p text:style-name="P136"><text:span text:style-name="T3">Sumowane stany koncowe </text:span>kont analitycznych<text:span text:style-name="T3"> muszą się równąć stanowi koncowemu</text:span> na koncie syntetycznym</text:p>
        </text:list-item>
      </text:list>
      <text:p text:style-name="P57"/>
      <text:p text:style-name="P57"/>
      <text:p text:style-name="P57"/>
      <text:p text:style-name="P57"/>
      <text:p text:style-name="P59"><text:soft-page-break/><text:span text:style-name="T57">Istota poziomego podziału kont</text:span>: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6">Środki trwałe (Konto syntetyczne)</text:p>
          </table:table-cell>
          <table:covered-table-cell/>
        </table:table-row>
        <table:table-row>
          <table:table-cell table:style-name="Table6.A2" office:value-type="string">
            <text:p text:style-name="P64"/>
          </table:table-cell>
          <table:table-cell table:style-name="Table6.B2" office:value-type="string">
            <text:p text:style-name="P64"/>
          </table:table-cell>
        </table:table-row>
      </table:table>
      <text:p text:style-name="P47">Konta analityczne pierwszego stopnia:</text:p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66">Grunte</text:p>
          </table:table-cell>
          <table:covered-table-cell/>
          <table:table-cell table:style-name="Table7.C1" table:number-rows-spanned="2" office:value-type="string">
            <text:p text:style-name="P64"/>
          </table:table-cell>
          <table:table-cell table:style-name="Table7.A1" table:number-columns-spanned="2" office:value-type="string">
            <text:p text:style-name="P66">Budynki</text:p>
          </table:table-cell>
          <table:covered-table-cell/>
          <table:table-cell table:style-name="Table7.C1" table:number-rows-spanned="2" office:value-type="string">
            <text:p text:style-name="P64"/>
          </table:table-cell>
          <table:table-cell table:style-name="Table7.G1" table:number-columns-spanned="2" office:value-type="string">
            <text:p text:style-name="P66">Maszyny</text:p>
          </table:table-cell>
          <table:covered-table-cell/>
        </table:table-row>
        <table:table-row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covered-table-cell table:style-name="Table7.C1"/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covered-table-cell table:style-name="Table7.C1"/>
          <table:table-cell table:style-name="Table7.A2" office:value-type="string">
            <text:p text:style-name="P64"/>
          </table:table-cell>
          <table:table-cell table:style-name="Table7.H2" office:value-type="string">
            <text:p text:style-name="P64"/>
          </table:table-cell>
        </table:table-row>
      </table:table>
      <text:p text:style-name="P47">Konta analityczne drugiego stopnia: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2" office:value-type="string">
            <text:p text:style-name="P66">Budynek A</text:p>
          </table:table-cell>
          <table:covered-table-cell/>
          <table:table-cell table:style-name="Table8.C1" table:number-rows-spanned="2" office:value-type="string">
            <text:p text:style-name="P65"/>
          </table:table-cell>
          <table:table-cell table:style-name="Table8.D1" table:number-columns-spanned="2" office:value-type="string">
            <text:p text:style-name="P66">Budynek B</text:p>
          </table:table-cell>
          <table:covered-table-cell/>
        </table:table-row>
        <table:table-row>
          <table:table-cell table:style-name="Table8.A2" office:value-type="string">
            <text:p text:style-name="P65"/>
          </table:table-cell>
          <table:table-cell table:style-name="Table8.A2" office:value-type="string">
            <text:p text:style-name="P65"/>
          </table:table-cell>
          <table:covered-table-cell table:style-name="Table8.C1"/>
          <table:table-cell table:style-name="Table8.A2" office:value-type="string">
            <text:p text:style-name="P65"/>
          </table:table-cell>
          <table:table-cell table:style-name="Table8.E2" office:value-type="string">
            <text:p text:style-name="P65"/>
          </table:table-cell>
        </table:table-row>
      </table:table>
      <text:p text:style-name="P78"/>
      <text:p text:style-name="P60">Konta ksiąg alalitycznych prowadzi się w szczególności dla:</text:p>
      <text:list text:style-name="L34">
        <text:list-item>
          <text:p text:style-name="P137">Środków trwalych, środków trwalych w budowie, wartości niematerialnych/prawnych praz dokonywanych od nuch odpisów amortyzacujnych </text:p>
        </text:list-item>
        <text:list-item>
          <text:p text:style-name="P137">Rozrachunków z kontrahentami </text:p>
        </text:list-item>
        <text:list-item>
          <text:p text:style-name="P137">Rozrachunków z pracownikami, z kontrachentami, publicznoprawnych</text:p>
        </text:list-item>
        <text:list-item>
          <text:p text:style-name="P137">Operacji sprzedaży </text:p>
        </text:list-item>
        <text:list-item>
          <text:p text:style-name="P137">Operacji zakupu</text:p>
        </text:list-item>
        <text:list-item>
          <text:p text:style-name="P137">Kosztów i innych istotych dla podmiotu gospodarczego składników w majątku</text:p>
        </text:list-item>
      </text:list>
      <text:p text:style-name="P60"><text:s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6"><text:span text:style-name="T58">Kasa</text:span> (Konto syntetyczne)</text:p>
          </table:table-cell>
          <table:covered-table-cell/>
        </table:table-row>
        <table:table-row>
          <table:table-cell table:style-name="Table9.A2" office:value-type="string">
            <text:p text:style-name="P64"/>
          </table:table-cell>
          <table:table-cell table:style-name="Table9.B2" office:value-type="string">
            <text:p text:style-name="P64"/>
          </table:table-cell>
        </table:table-row>
      </table:table>
      <text:p text:style-name="P60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>
          <table:table-cell table:style-name="Table10.A1" table:number-columns-spanned="2" office:value-type="string">
            <text:p text:style-name="P67">USD</text:p>
          </table:table-cell>
          <table:covered-table-cell/>
          <table:table-cell table:style-name="Table10.A1" table:number-rows-spanned="2" office:value-type="string">
            <text:p text:style-name="P65"/>
          </table:table-cell>
          <table:table-cell table:style-name="Table10.A1" table:number-columns-spanned="2" office:value-type="string">
            <text:p text:style-name="P67">EUR</text:p>
          </table:table-cell>
          <table:covered-table-cell/>
          <table:table-cell table:style-name="Table10.A1" table:number-rows-spanned="2" office:value-type="string">
            <text:p text:style-name="P65"/>
          </table:table-cell>
          <table:table-cell table:style-name="Table10.G1" table:number-columns-spanned="2" office:value-type="string">
            <text:p text:style-name="P67">PLN</text:p>
          </table:table-cell>
          <table:covered-table-cell/>
        </table:table-row>
        <table:table-row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65"/>
          </table:table-cell>
          <table:covered-table-cell table:style-name="Table10.A1"/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65"/>
          </table:table-cell>
          <table:covered-table-cell table:style-name="Table10.A1"/>
          <table:table-cell table:style-name="Table10.A2" office:value-type="string">
            <text:p text:style-name="P65"/>
          </table:table-cell>
          <table:table-cell table:style-name="Table10.H2" office:value-type="string">
            <text:p text:style-name="P65"/>
          </table:table-cell>
        </table:table-row>
      </table:table>
      <text:p text:style-name="P60"/>
      <text:p text:style-name="P14"><text:span text:style-name="T43">Ewidencja na k</text:span><text:span text:style-name="T42">ont</text:span><text:span text:style-name="T43">ach wynikow</text:span><text:span text:style-name="T42">ych </text:span><text:span text:style-name="T30">(202</text:span><text:span text:style-name="T31">4</text:span><text:span text:style-name="T30">/1/</text:span><text:span text:style-name="T31">10</text:span><text:span text:style-name="T30">)</text:span></text:p>
      <text:p text:style-name="P13"><text:span text:style-name="T30"/></text:p>
      <text:p text:style-name="P54"><text:span text:style-name="T29">Operacje </text:span><text:span text:style-name="T27">wynikow</text:span><text:span text:style-name="T28">e</text:span><text:span text:style-name="T27"> </text:span><text:span text:style-name="T21">s</text:span><text:span text:style-name="T32">ą opercjami, które związane są ze zużyciem aktywów trwałych, z korzystaniem z usług obcych, wynagrodzeniem pracowników, ze sprzedażą towarów itp.</text:span></text:p>
      <text:p text:style-name="P143">Elementy wyniku finansowego:</text:p>
      <text:list text:style-name="L35">
        <text:list-item>
          <text:p text:style-name="P146">Koszty</text:p>
        </text:list-item>
        <text:list-item>
          <text:p text:style-name="P146">Przychody</text:p>
        </text:list-item>
        <text:list-item>
          <text:p text:style-name="P146">Straty nadzwyczajne</text:p>
        </text:list-item>
        <text:list-item>
          <text:p text:style-name="P146">Zyski nadzwyczajne</text:p>
        </text:list-item>
      </text:list>
      <text:p text:style-name="P143">Koszty:</text:p>
      <text:list text:style-name="L36">
        <text:list-item>
          <text:p text:style-name="P147">Koszty działalności podstawowej operacyjnej</text:p>
          <text:list>
            <text:list-item>
              <text:p text:style-name="P120"><text:span text:style-name="T19">Koszty według rodzaj</text:span><text:span text:style-name="T35">u, </text:span><text:span text:style-name="T19">lub</text:span></text:p>
            </text:list-item>
            <text:list-item>
              <text:p text:style-name="P147">Koszt własny sprzedaży</text:p>
            </text:list-item>
          </text:list>
        </text:list-item>
        <text:list-item>
          <text:p text:style-name="P120"><text:span text:style-name="T19">Koszty pozostałej działalności operacyjnej</text:span><text:span text:style-name="T36"/></text:p>
        </text:list-item>
        <text:list-item>
          <text:p text:style-name="P148">Koszty finansowe</text:p>
        </text:list-item>
      </text:list>
      <text:p text:style-name="P61"><text:span text:style-name="T19">Koszty </text:span><text:span text:style-name="T33">wyrażają w pieniądzu, żużyte w toku normalnej działalności gospodarczej w pewnym okresie, rzeczowe składniki majątki (śródki trwałe, rzeczowe składniki majątku (środki trwałe, materiały), usługi obce oraz włożoną pracę ludzką, pod warunkiem, że zaangażowane składniki przynoszą efekty w postaci wytworzonych wyrobów lub świadczonych usług.</text:span></text:p>
      <text:p text:style-name="P144">Elementy kosztu:</text:p>
      <text:list text:style-name="L37">
        <text:list-item>
          <text:p text:style-name="P149">wartościowe ujęcie.</text:p>
        </text:list-item>
        <text:list-item>
          <text:p text:style-name="P149">zużycie czynników produkcji.</text:p>
        </text:list-item>
        <text:list-item>
          <text:p text:style-name="P149">przypisanie do okresu.</text:p>
        </text:list-item>
        <text:list-item>
          <text:p text:style-name="P149">wystąpienie efektu (cełowe zużycie).</text:p>
        </text:list-item>
      </text:list>
      <text:p text:style-name="P48"><text:span text:style-name="T19"/></text:p>
      <text:p text:style-name="P61"><text:soft-page-break/><text:span text:style-name="T19">Wydatek </text:span><text:span text:style-name="T33">to rozchód środków pieniężnych nie koniecznie związany ze zużyciem czynników produkcji.</text:span></text:p>
      <text:p text:style-name="P144">Fakt nabycia środków gospodarczych nie oznacza powstania kosztu!!! </text:p>
      <text:p text:style-name="P144">Dopiero zużycie jest równoznaczne z wystąpienieam kosztu, pod warunkiem jednak, że jest celowe i wystąpi pozytywny efekt gospodarczy.</text:p>
      <text:p text:style-name="P50"><text:span text:style-name="T19"/></text:p>
      <text:p text:style-name="P145">Podział wydatków na:</text:p>
      <text:list text:style-name="L38">
        <text:list-item>
          <text:p text:style-name="P138"><text:span text:style-name="T34">Nie swanowiące kosztów</text:span><text:span text:style-name="T19">:</text:span></text:p>
          <text:list>
            <text:list-item>
              <text:p text:style-name="P150">Wypłata dywidendów</text:p>
            </text:list-item>
            <text:list-item>
              <text:p text:style-name="P150">Spłata kredytu bankowego</text:p>
            </text:list-item>
            <text:list-item>
              <text:p text:style-name="P150">Uregulowanie zobowiązań z tytułu podatku dochodowego</text:p>
            </text:list-item>
          </text:list>
        </text:list-item>
        <text:list-item>
          <text:p text:style-name="P151">Stanowiące koszty:</text:p>
          <text:list>
            <text:list-item>
              <text:p text:style-name="P150">Zapłata za zakopione materiału</text:p>
            </text:list-item>
            <text:list-item>
              <text:p text:style-name="P150">Zapłata za wykonane usługi</text:p>
            </text:list-item>
            <text:list-item>
              <text:p text:style-name="P150">Zapłata czynszu za użytkowanie lokalu</text:p>
            </text:list-item>
            <text:list-item>
              <text:p text:style-name="P150">Wypłata wynagrodzeń pracownikóm</text:p>
            </text:list-item>
          </text:list>
        </text:list-item>
      </text:list>
      <text:p text:style-name="P121"><text:span text:style-name="T19"/></text:p>
      <text:p text:style-name="P152">Zagadnenia na egzamin:</text:p>
      <text:p text:style-name="P122"/>
      <text:p text:style-name="P139">1) Prawo bilansowe:</text:p>
      <text:p text:style-name="P122">Prawo bilansowe reguluje sposób ujmowania i prezentowania informacji finansowej dotyczącej sytuacji majątkowej oraz finansowej przedsiębiorstwa. <text:span text:style-name="T59">Bilans pokazuje obecność aktywów i pasywów</text:span></text:p>
      <text:p text:style-name="P139"/>
      <text:p text:style-name="P139">2) Majatek w ujęciu rzeczowym dzielimy na ... (trwaly i obrotowy):</text:p>
      <text:p text:style-name="P123"><text:span text:style-name="T60">Trwały:</text:span></text:p>
      <text:list text:style-name="L39">
        <text:list-item>
          <text:p text:style-name="P124">nieruchomości</text:p>
        </text:list-item>
        <text:list-item>
          <text:p text:style-name="P124">maszyny</text:p>
        </text:list-item>
        <text:list-item>
          <text:p text:style-name="P124">pojazdy, </text:p>
        </text:list-item>
        <text:list-item>
          <text:p text:style-name="P124">środki trwałe, </text:p>
        </text:list-item>
        <text:list-item>
          <text:p text:style-name="P124">wartości niematerialne i prawne (np. patenty, licencje).</text:p>
        </text:list-item>
      </text:list>
      <text:p text:style-name="P130">Obrotowy:</text:p>
      <text:list text:style-name="L40">
        <text:list-item>
          <text:p text:style-name="P131">należności krótkoterminowe</text:p>
        </text:list-item>
        <text:list-item>
          <text:p text:style-name="P131">zapasy</text:p>
        </text:list-item>
        <text:list-item>
          <text:p text:style-name="P131">środki pieniężne</text:p>
        </text:list-item>
        <text:list-item>
          <text:p text:style-name="P131">inwestycje krótkoterminowe</text:p>
        </text:list-item>
      </text:list>
      <text:p text:style-name="P140"/>
      <text:p text:style-name="P140">3) Do rzeczowych skladników majątku trwałego zaliczamy:</text:p>
      <text:list text:style-name="L43">
        <text:list-item>
          <text:p text:style-name="P127">Nieruchomości <text:span text:style-name="T61">(</text:span>Grunty i budynki<text:span text:style-name="T61">)</text:span></text:p>
        </text:list-item>
        <text:list-item>
          <text:p text:style-name="P127">Środki trwałe <text:span text:style-name="T61">(</text:span>Maszyny/urządzenia używane w procesie produkcyjnym, <text:span text:style-name="T61">u</text:span>rządzenia techniczne, narzędzia, pojazdy służbowe<text:span text:style-name="T61">)</text:span></text:p>
        </text:list-item>
        <text:list-item>
          <text:p text:style-name="P126">Środki transportu</text:p>
        </text:list-item>
        <text:list-item>
          <text:p text:style-name="P126">Sprzęt komputerowy i oprogramowanie.</text:p>
        </text:list-item>
      </text:list>
      <text:p text:style-name="P122"><text:span text:style-name="T6"/></text:p>
      <text:p text:style-name="P122"><text:span text:style-name="T6">4) Co zaliczamy do wartości niematerialnych i prawnych?</text:span> (Patenty, licencje, <text:span text:style-name="T61">znaki towarowe)</text:span></text:p>
      <text:p text:style-name="P140"/>
      <text:p text:style-name="P140">5) Jaką metodą sporządzany bilans?</text:p>
      <text:p text:style-name="P125"><text:span text:style-name="T61">B</text:span>ilans sporządzony z zasadą <text:span text:style-name="T62">podwójnego zapisu, separacją aktytów na trwałe i obrotowe, separacją pasywów na kapitałe (podstawowe, obce/kredyty) i zobowiązania krótkoterminowe</text:span>)</text:p>
      <text:p text:style-name="P141"/>
      <text:p text:style-name="P141"><text:soft-page-break/>6) Podstawowe metody poprawiania blędów księgowych.</text:p>
      <text:p text:style-name="P132">Storno czarne:</text:p>
      <text:p text:style-name="P134">Błąd jest naprawiany przez zaksięgowanie odwrotnego zdarzenia na przeciwnym koncie, ale na tej samej stronie bilansu.</text:p>
      <text:p text:style-name="P134">(Pzykład: <text:span text:style-name="T7">Jeśli błąd polegał na zapisaniu zbyt wysokiego kosztu, to storno czarne będzie polegać na ujęciu korekty kosztu na tym samym koncie, ale o odwrotnym znaku.</text:span>)</text:p>
      <text:p text:style-name="P132">Storno czerwone:</text:p>
      <text:p text:style-name="P134">Błąd jest zaksięgowany na koncie przeciwnym, a następnie poprawka jest ujmowana na koncie kontrkonta, aby </text:p>
      <text:p text:style-name="P134">skorygować błąd.</text:p>
      <text:p text:style-name="P134">(Pzykład: <text:span text:style-name="T7">Jeśli pierwotna operacja była na koncie kosztów, to storno czerwone może polegać na ujęciu korekty na koncie kontrkonta kosztów.</text:span>)</text:p>
      <text:p text:style-name="P141"/>
      <text:p text:style-name="P141">7) Czemu służą księgi pomocnicze?</text:p>
      <text:p text:style-name="P128">Księgi pomocnicze w rachunkowości służą do: </text:p>
      <text:list text:style-name="L44">
        <text:list-item>
          <text:p text:style-name="P129">szczegółowego rejestrowania transakcji, </text:p>
        </text:list-item>
        <text:list-item>
          <text:p text:style-name="P129">umożliwiają analizę poszczególnych składników majątku,</text:p>
        </text:list-item>
        <text:list-item>
          <text:p text:style-name="P129">podział działalności na obszary, </text:p>
        </text:list-item>
        <text:list-item>
          <text:p text:style-name="P129">ułatwiają kontrolę, </text:p>
        </text:list-item>
        <text:list-item>
          <text:p text:style-name="P129">audyt<text:span text:style-name="T63">y</text:span>, </text:p>
        </text:list-item>
        <text:list-item>
          <text:p text:style-name="P129">zarządzanie ryzykiem, </text:p>
        </text:list-item>
        <text:list-item>
          <text:p text:style-name="P129">planowanie finansowe </text:p>
        </text:list-item>
        <text:list-item>
          <text:p text:style-name="P129">sporządzanie specjalistycznych raportów. </text:p>
        </text:list-item>
      </text:list>
      <text:p text:style-name="P133">Przyczyniają się do dokładności i przejrzystości księgowości, ułatwiając zarządzanie i podejmowanie decyzji w przedsiębiorstwie.</text:p>
      <text:p text:style-name="P1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4-01-31T09:39:06.181389531</dc:date>
    <meta:editing-duration>PT20H36M6S</meta:editing-duration>
    <meta:editing-cycles>53</meta:editing-cycles>
    <meta:generator>LibreOffice/24.2.0.2$Linux_X86_64 LibreOffice_project/420$Build-2</meta:generator>
    <meta:print-date>2024-01-31T09:38:09.856978390</meta:print-date>
    <meta:printed-by>PDF files</meta:printed-by>
    <meta:document-statistic meta:table-count="10" meta:image-count="0" meta:object-count="0" meta:page-count="15" meta:paragraph-count="310" meta:word-count="1817" meta:character-count="13694" meta:non-whitespace-character-count="11987"/>
  </office:meta>
</office:document-meta>
</file>